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e023" officeooo:paragraph-rsid="0000e023" style:language-asian="zh" style:country-asian="CN"/>
    </style:style>
    <style:style style:name="P2" style:family="paragraph" style:parent-style-name="Standard">
      <style:text-properties officeooo:rsid="0001889e" officeooo:paragraph-rsid="0001889e" style:language-asian="zh" style:country-asian="CN"/>
    </style:style>
    <style:style style:name="P3" style:family="paragraph" style:parent-style-name="Standard">
      <style:text-properties fo:font-size="15pt" fo:font-weight="bold" officeooo:rsid="0000e023" officeooo:paragraph-rsid="0000e023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1889e" officeooo:paragraph-rsid="0001889e" style:font-size-asian="15pt" style:language-asian="zh" style:country-asian="CN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2_1980352732"/>ActionListener<text:bookmark-end text:name="__DdeLink__2_1980352732"/>接口</text:p>
      <text:p text:style-name="P3">语法:</text:p>
      <text:p text:style-name="P3">组件.addActionListener(new ActionListener);</text:p>
      <text:p text:style-name="P3"><text:s text:c="3"/>actionPerformed(ActionEvent e)组件发生操作时调用的方法</text:p>
      <text:p text:style-name="P4">bt.addActionListener(new ActionListener() {</text:p>
      <text:p text:style-name="P4"><text:tab/><text:tab/><text:tab/><text:tab/></text:p>
      <text:p text:style-name="P4"><text:tab/><text:tab/><text:tab/><text:tab/>@Override</text:p>
      <text:p text:style-name="P4"><text:tab/><text:tab/><text:tab/><text:tab/>public void actionPerformed(ActionEvent e) {</text:p>
      <text:p text:style-name="P4"><text:tab/><text:tab/><text:tab/><text:tab/><text:tab/></text:p>
      <text:p text:style-name="P4"><text:tab/><text:tab/><text:tab/><text:tab/><text:tab/>// 按钮添加动作事件监听</text:p>
      <text:p text:style-name="P4"><text:tab/><text:tab/><text:tab/><text:tab/> <text:s text:c="2"/><text:tab/>jl.setText("按钮被点击");</text:p>
      <text:p text:style-name="P4"><text:tab/><text:tab/><text:tab/><text:tab/>}</text:p>
      <text:p text:style-name="P4"><text:tab/><text:tab/><text:tab/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nal JLabel jl=new JLabel("点击按钮");</text:p>
      <text:p text:style-name="P2"><text:s text:c="8"/><text:tab/>c.add(jl);</text:p>
      <text:p text:style-name="P2"><text:s text:c="8"/><text:tab/>JButton bt=new JButton("按钮");</text:p>
      <text:p text:style-name="P2"><text:s text:c="8"/><text:tab/>c.add(bt);</text:p>
      <text:p text:style-name="P2"><text:s text:c="8"/><text:tab/>bt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tab/></text:p>
      <text:p text:style-name="P2"><text:tab/><text:tab/><text:tab/><text:tab/><text:tab/>// 按钮添加动作事件监听</text:p>
      <text:p text:style-name="P2"><text:tab/><text:tab/><text:tab/><text:tab/> <text:s text:c="2"/><text:tab/>jl.setText("按钮被点击");</text:p>
      <text:p text:style-name="P2"><text:tab/><text:tab/><text:tab/><text:tab/>}</text:p>
      <text:p text:style-name="P2"><text:tab/><text:tab/><text:tab/>});</text:p>
      <text:p text:style-name="P2"><text:s text:c="8"/><text:tab/>JTextField jt=new JTextField(10);</text:p>
      <text:p text:style-name="P2"><text:s text:c="8"/><text:tab/>c.add(jt);</text:p>
      <text:p text:style-name="P2"><text:s text:c="8"/><text:tab/>jt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tab/>Object obj=e.getSource();</text:p>
      <text:p text:style-name="P2"><text:tab/><text:tab/><text:tab/><text:tab/><text:tab/>JTextField jte=(JTextField)obj;</text:p>
      <text:p text:style-name="P2"><text:tab/><text:tab/><text:tab/><text:tab/><text:tab/>System.out.println(jte.getText());</text:p>
      <text:p text:style-name="P2"><text:tab/><text:tab/><text:tab/><text:tab/><text:tab/>// 文本框中添加动作监听</text:p>
      <text:p text:style-name="P2"><text:tab/><text:tab/><text:tab/><text:tab/>jl.setText("文本框中点击了回车");<text:tab/></text:p>
      <text:p text:style-name="P2"><text:tab/><text:tab/><text:tab/><text:tab/>}</text:p>
      <text:p text:style-name="P2"><text:tab/><text:tab/><text:tab/>});</text:p>
      <text:p text:style-name="P2"><text:soft-page-break/><text:s text:c="8"/><text:tab/></text:p>
      <text:p text:style-name="P2"><text:s text:c="8"/><text:tab/>JCheckBox jc=new JCheckBox("多选框");</text:p>
      <text:p text:style-name="P2"><text:s text:c="8"/><text:tab/>c.add(jc);</text:p>
      <text:p text:style-name="P2"><text:s text:c="8"/><text:tab/>jc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tab/>// 给多选框添加动作监听</text:p>
      <text:p text:style-name="P2"><text:tab/><text:tab/><text:tab/><text:tab/>jl.setText("多选框被点击");<text:tab/></text:p>
      <text:p text:style-name="P2"><text:tab/><text:tab/><text:tab/><text:tab/>}</text:p>
      <text:p text:style-name="P2"><text:tab/><text:tab/><text:tab/>});</text:p>
      <text:p text:style-name="P2"><text:s text:c="8"/><text:tab/></text:p>
      <text:p text:style-name="P2"><text:s text:c="8"/><text:tab/>JRadioButton jr=new JRadioButton("单选框");</text:p>
      <text:p text:style-name="P2"><text:s text:c="8"/><text:tab/>c.add(jr);</text:p>
      <text:p text:style-name="P2"><text:s text:c="8"/><text:tab/>jr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tab/>// 给单选框添加动作监听</text:p>
      <text:p text:style-name="P2"><text:tab/><text:tab/><text:tab/><text:tab/>jl.setText("单选框被点击");<text:tab/></text:p>
      <text:p text:style-name="P2"><text:tab/><text:tab/><text:tab/><text:tab/>}</text:p>
      <text:p text:style-name="P2"><text:tab/><text:tab/><text:tab/>});</text:p>
      <text:p text:style-name="P2"><text:s text:c="8"/><text:tab/></text:p>
      <text:p text:style-name="P2"><text:s text:c="8"/><text:tab/>String str[]={"选项1","选项2","选项3"};</text:p>
      <text:p text:style-name="P2"><text:s text:c="8"/><text:tab/>JComboBox jb=new JComboBox(str);</text:p>
      <text:p text:style-name="P2"><text:s text:c="8"/><text:tab/>c.add(jb);</text:p>
      <text:p text:style-name="P2"><text:s text:c="8"/><text:tab/>jb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tab/>// TODO Auto-generated method stub</text:p>
      <text:p text:style-name="P2"><text:tab/><text:tab/><text:tab/><text:tab/>jl.setText("下拉列表被选择");<text:tab/></text:p>
      <text:p text:style-name="P2"><text:tab/><text:tab/><text:tab/><text:tab/>}</text:p>
      <text:p text:style-name="P2"><text:tab/><text:tab/><text:tab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7S</meta:editing-duration>
    <meta:editing-cycles>3</meta:editing-cycles>
    <meta:generator>LibreOffice/5.3.0.3$Windows_X86_64 LibreOffice_project/7074905676c47b82bbcfbea1aeefc84afe1c50e1</meta:generator>
    <dc:date>2017-12-25T12:12:57.377000000</dc:date>
    <meta:document-statistic meta:table-count="0" meta:image-count="0" meta:object-count="0" meta:page-count="2" meta:paragraph-count="73" meta:word-count="257" meta:character-count="1703" meta:non-whitespace-character-count="1252"/>
    <meta:user-defined meta:name="Info 1"/>
    <meta:user-defined meta:name="Info 2"/>
    <meta:user-defined meta:name="Info 3"/>
    <meta:user-defined meta:name="Info 4"/>
  </office:meta>
</office:document-meta>
</file>